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officeooo:paragraph-rsid="001563b6"/>
    </style:style>
    <style:style style:name="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50%"/>
      <style:text-properties fo:color="#000000" style:font-name="Arial"/>
    </style:style>
    <style:style style:name="P5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6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/>
      <style:text-properties officeooo:paragraph-rsid="001563b6"/>
    </style:style>
    <style:style style:name="P11" style:family="paragraph" style:parent-style-name="Standard">
      <style:paragraph-properties fo:margin-top="0cm" fo:margin-bottom="0cm" style:contextual-spacing="false" fo:line-height="115%"/>
    </style:style>
    <style:style style:name="P12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Standard">
      <style:paragraph-properties fo:margin-top="0cm" fo:margin-bottom="0cm" style:contextual-spacing="false" fo:line-height="150%"/>
      <style:text-properties fo:color="#000000" style:font-name="Arial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style:font-name="Arial"/>
    </style:style>
    <style:style style:name="P16" style:family="paragraph" style:parent-style-name="Standard">
      <style:paragraph-properties fo:margin-top="0cm" fo:margin-bottom="0cm" style:contextual-spacing="false" fo:line-height="150%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8" style:family="paragraph" style:parent-style-name="Text_20_body">
      <style:paragraph-properties fo:margin-top="0cm" fo:margin-bottom="0cm" style:contextual-spacing="false" fo:text-align="justify" style:justify-single-word="false" fo:orphans="2" fo:widows="2" style:writing-mode="lr-tb"/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20" style:family="paragraph" style:parent-style-name="Text_20_body">
      <style:paragraph-properties fo:orphans="2" fo:widows="2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1.27cm" style:auto-text-indent="false" style:writing-mode="lr-tb"/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officeooo:rsid="001563b6" style:font-size-asian="11pt" style:font-weight-asian="normal" style:font-size-complex="11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4pt" fo:font-weight="bold" officeooo:rsid="001563b6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2pt" officeooo:rsid="001563b6" style:font-size-asian="12pt" style:font-size-complex="12pt"/>
    </style:style>
    <style:style style:name="T9" style:family="text">
      <style:text-properties fo:font-variant="normal" fo:text-transform="none" fo:color="#000000" style:text-line-through-style="none" style:font-name="Arial1" fo:font-size="14pt" fo:letter-spacing="normal" fo:font-style="normal" style:text-underline-style="none" fo:font-weight="bold" style:text-blinking="false" fo:background-color="transparent" style:font-size-asian="14pt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8"><draw:frame draw:style-name="fr1" draw:name="Imagem 2" text:anchor-type="paragraph" svg:x="0cm" svg:y="0.612cm" svg:width="8.467cm" style:rel-width="scale" svg:height="6.35cm" style:rel-height="scale" draw:z-index="3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9"/>
      <text:p text:style-name="P10"><text:bookmark-start text:name="id.gjdgxs"/><text:span text:style-name="Fonte_20_parág._20_padrão"><text:span text:style-name="T4">SGB</text:span></text:span><text:bookmark-end text:name="id.gjdgxs"/><text:span text:style-name="Fonte_20_parág._20_padrão"><text:span text:style-name="T4">_LEIAME_</text:span></text:span><text:span text:style-name="Fonte_20_parág._20_padrão"><text:span text:style-name="T5">GestorDeQualidadeDoProcesso</text:span></text:span></text:p>
      <text:p text:style-name="P9"><text:span text:style-name="Fonte_20_parág._20_padrão"><text:span text:style-name="T4">Versão 1.0</text:span></text:span></text:p>
      <text:p text:style-name="P6"/>
      <text:p text:style-name="P6"/>
      <text:p text:style-name="P6"/>
      <text:p text:style-name="P6"/>
      <text:p text:style-name="P6"/>
      <text:p text:style-name="P5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6"><text:span text:style-name="Fonte_20_parág._20_padrão"><text:span text:style-name="T6">Nome</text:span></text:span></text:p>
          </table:table-cell>
          <table:table-cell table:style-name="Tabela2.A1" office:value-type="string">
            <text:p text:style-name="P16"><text:span text:style-name="Fonte_20_parág._20_padrão"><text:span text:style-name="T6">Alterações</text:span></text:span></text:p>
          </table:table-cell>
          <table:table-cell table:style-name="Tabela2.A1" office:value-type="string">
            <text:p text:style-name="P16"><text:span text:style-name="Fonte_20_parág._20_padrão"><text:span text:style-name="T6">Data</text:span></text:span></text:p>
          </table:table-cell>
          <table:table-cell table:style-name="Tabela2.A1" office:value-type="string">
            <text:p text:style-name="P16"><text:span text:style-name="Fonte_20_parág._20_padrão"><text:span text:style-name="T6">Versão</text:span></text:span></text:p>
          </table:table-cell>
        </table:table-row>
        <table:table-row>
          <table:table-cell table:style-name="Tabela2.A2" office:value-type="string">
            <text:p text:style-name="P16"><text:span text:style-name="Fonte_20_parág._20_padrão"><text:span text:style-name="T8">Guilherme Gonçalves</text:span></text:span></text:p>
          </table:table-cell>
          <table:table-cell table:style-name="Tabela2.A2" office:value-type="string">
            <text:p text:style-name="P16"><text:span text:style-name="Fonte_20_parág._20_padrão"><text:span text:style-name="T7">Criação do Documento</text:span></text:span></text:p>
          </table:table-cell>
          <table:table-cell table:style-name="Tabela2.A2" office:value-type="string">
            <text:p text:style-name="P17"><text:span text:style-name="Fonte_20_parág._20_padrão"><text:span text:style-name="T7">06/11/2012</text:span></text:span></text:p>
          </table:table-cell>
          <table:table-cell table:style-name="Tabela2.A2" office:value-type="string">
            <text:p text:style-name="P17"><text:span text:style-name="Fonte_20_parág._20_padrão"><text:span text:style-name="T7">1.0</text:span></text:span></text:p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5"/>
          </table:table-cell>
        </table:table-row>
      </table:table>
      <text:p text:style-name="P4"/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p text:style-name="P19"><text:span text:style-name="Fonte_20_parág._20_padrão"><text:span text:style-name="T7"/></text:span></text:p>
      <text:h text:style-name="Heading_20_1" text:outline-level="1"><text:soft-page-break/><text:span text:style-name="Fonte_20_parág._20_padrão"><text:span text:style-name="T7"><text:tab/></text:span></text:span><text:bookmark text:name="internal-source-marker_0.4421002152375877"/><text:span text:style-name="Fonte_20_parág._20_padrão"><text:span text:style-name="T9">Transição: Planejamento - Primeira Iteração de Desenvolvimento</text:span></text:span></text:h>
      <text:p text:style-name="P20"/>
      <text:p text:style-name="P21">Na fase de planejamento foi criado um Plano de Garantia da Qualidade de Processo, e vários templates de checklists e relatórios. Nas iterações de desenvolvimento espera-se que sejam aplicados os checklists e relatórios. Como cronogramas do projeto não estão muito claros, não foi definido um cronograma exato das atividades de qualidade, porém as atividades estão dividas em primeira e segunda semana.</text:p>
      <text:p text:style-name="P18">Basicamente, nesta primeira iteração, deve-se:</text:p>
      <text:p text:style-name="P18"><text:tab/>- Aplicar Checklists durante primeira semana.</text:p>
      <text:p text:style-name="P18"><text:tab/>- Identificar as não conformidades ainda na primeira semana da iteração corrente, <text:tab/>podendo registrá-las e comunicá-las na segunda semana, preferencialmente no <text:tab/>início, para que as devidas equipes tenham tempo de corrigí-las.</text:p>
      <text:p text:style-name="P18"><text:tab/>- Revisar o Plano de Garantia da Qualidade do Processo e adequá-lo para que <text:tab/>este contemple o PMBOK.</text:p>
      <text:p text:style-name="P18"><text:tab/>- Se preciso, geração de novos checklists para verificação da aderência dos <text:tab/>processos do PMBOK para com os processos executados no projeto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text-properties officeooo:paragraph-rsid="001563b6"/>
    </style:style>
    <style:style style:name="MP3" style:family="paragraph" style:parent-style-name="Standard">
      <style:paragraph-properties fo:margin-top="0cm" fo:margin-bottom="0cm" style:contextual-spacing="false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officeooo:rsid="001563b6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LEIAME_</text:span></text:span><text:span text:style-name="Fonte_20_parág._20_padrão"><text:span text:style-name="MT2">GestorDeQualidadeDoProcesso</text:span></text:span><text:span text:style-name="Fonte_20_parág._20_padrão"><text:span text:style-name="MT1"> Versão 1.0</text:span></text:span></text:p>
        <text:p text:style-name="Header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3">Fábrica de Software – Instituto de Informática – Universidade Federal de Goiás</text:span></text:span></text:p>
              <text:p text:style-name="MP4"><text:span text:style-name="Fonte_20_parág._20_padrão"><text:span text:style-name="MT3">SGB – Sistema de Gestão Bibliográfica</text:span></text:span></text:p>
              <text:p text:style-name="MP5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dc:title/>
    <meta:initial-creator/>
    <meta:creation-date>2012-10-25T10:41:00Z</meta:creation-date>
    <dc:date>2012-11-07T11:31:45.55</dc:date>
    <meta:editing-cycles>5</meta:editing-cycles>
    <meta:editing-duration>PT19M48S</meta:editing-duration>
    <meta:document-statistic meta:table-count="2" meta:image-count="3" meta:object-count="0" meta:page-count="3" meta:paragraph-count="26" meta:word-count="207" meta:character-count="1482" meta:non-whitespace-character-count="1288"/>
    <meta:template xlink:type="simple" xlink:actuate="onRequest" xlink:title="" xlink:href="../Projeto%20SGB/SVN/Gerencia_de_Configuracao/Template/SGB_TEMPL_TemplateDocumentos.odt/Normal.dotm"/>
  </office:meta>
</office:document-meta>
</file>